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Preformatted_20_Text">
      <style:text-properties officeooo:paragraph-rsid="00bb4b11"/>
    </style:style>
    <style:style style:name="P20" style:family="paragraph" style:parent-style-name="Preformatted_20_Text">
      <style:text-properties officeooo:paragraph-rsid="00bdaedd"/>
    </style:style>
    <style:style style:name="P21" style:family="paragraph" style:parent-style-name="Heading_20_3">
      <style:text-properties officeooo:paragraph-rsid="00cad941"/>
    </style:style>
    <style:style style:name="P22" style:family="paragraph" style:parent-style-name="Heading_20_3">
      <style:text-properties officeooo:rsid="00ccd3b6" officeooo:paragraph-rsid="00ccd3b6"/>
    </style:style>
    <style:style style:name="P23" style:family="paragraph" style:parent-style-name="Preformatted_20_Text">
      <style:text-properties officeooo:paragraph-rsid="00da32d6"/>
    </style:style>
    <style:style style:name="P24" style:family="paragraph" style:parent-style-name="Text_20_body" style:list-style-name="L1">
      <style:text-properties officeooo:rsid="00c91dea" officeooo:paragraph-rsid="00c91dea"/>
    </style:style>
    <style:style style:name="P25" style:family="paragraph" style:parent-style-name="Text_20_body" style:list-style-name="L2"/>
    <style:style style:name="P26" style:family="paragraph" style:parent-style-name="Text_20_body" style:list-style-name="L2">
      <style:text-properties officeooo:paragraph-rsid="00b710ad"/>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2701740468" text:style-name="L1">
        <text:list-item>
          <text:p text:style-name="P24">Instalar GNU-Octave, más los paquetes de funciones necesarios.</text:p>
        </text:list-item>
        <text:list-item>
          <text:p text:style-name="P24">Instalar git.</text:p>
        </text:list-item>
        <text:list-item>
          <text:p text:style-name="P24">Instalar DSD con git.</text:p>
        </text:list-item>
        <text:list-item>
          <text:p text:style-name="P24">Dar de alta el directorio de DSD en la ruta de búsqueda de Octave.</text:p>
        </text:list-item>
        <text:list-item>
          <text:p text:style-name="P24">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21"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22"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1119284935" text:style-name="L2">
        <text:list-item>
          <text:p text:style-name="P25">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5">Elección de las frecuencias de corte y del tipo de crossover en cada corte.</text:p>
        </text:list-item>
        <text:list-item>
          <text:p text:style-name="P25">Escribir los parámetros del filtro en los correspondientes archivos de guión (extensión <text:span text:style-name="Nombre_20_de_20_archivo">.xof</text:span>), uno por cada vía.</text:p>
        </text:list-item>
        <text:list-item>
          <text:p text:style-name="P26">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5">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19">% datos de usuario<text:line-break/>inputfiles = {'t','m'};<text:line-break/>fs = [44100,48000];<text:line-break/>filtertypes = {'lp','mp'};<text:line-break/>% fin datos</text:p>
      <text:p text:style-name="P20"><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23"><text:tab/>F<text:tab/>= Vector de frecuencias.<text:line-break/><text:tab/>dBmag<text:tab/>= Vector de magnitudes en dB.<text:line-break/><text:tab/>bottom<text:tab/>= Mínimo de la magnitud (dB).<text:line-break/><text:tab/>top<text:tab/>= Máximo de la magnitud (dB).<text:line-break/><text:tab/>f_low<text:tab/>= <text:span text:style-name="T44">Límite inferior de frecuencias (Hz)</text:span>.<text:line-break/><text:tab/>f_<text:span text:style-name="T44">high</text:span><text:tab/>= <text:span text:style-name="T44">Límite superior de frecuencias (Hz)</text:span>.<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text:soft-page-break/>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soft-pag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text:soft-page-break/>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text:soft-page-break/>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soft-pag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27"><text:span text:style-name="T4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1T08:09:32.094569466</dc:date>
    <meta:printed-by>R R</meta:printed-by>
    <meta:print-date>2007-08-24T21:33:41</meta:print-date>
    <meta:editing-cycles>628</meta:editing-cycles>
    <meta:editing-duration>P6DT3H43M37S</meta:editing-duration>
    <meta:document-statistic meta:table-count="0" meta:image-count="0" meta:object-count="0" meta:page-count="16" meta:paragraph-count="290" meta:word-count="4229" meta:character-count="25984" meta:non-whitespace-character-count="21775"/>
    <meta:user-defined meta:name="Info 1"/>
    <meta:user-defined meta:name="Info 2"/>
    <meta:user-defined meta:name="Info 3"/>
    <meta:user-defined meta:name="Info 4"/>
  </office:meta>
</office:document-meta>
</file>